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2" style:family="table" style:master-page-name="">
      <style:table-properties style:width="15.81cm" style:rel-width="93%" fo:margin-left="1.191cm" style:page-number="auto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 style:master-page-name="">
      <style:table-properties style:width="15.81cm" style:rel-width="93%" fo:margin-left="1.191cm" style:page-number="auto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 style:master-page-name="">
      <style:table-properties style:width="15.81cm" style:rel-width="93%" fo:margin-left="1.191cm" style:page-number="auto" table:align="left"/>
    </style:style>
    <style:style style:name="Tabelle4.A" style:family="table-column">
      <style:table-column-properties style:column-width="3.11cm" style:rel-column-width="1763*"/>
    </style:style>
    <style:style style:name="Tabelle4.B" style:family="table-column">
      <style:table-column-properties style:column-width="12.7cm" style:rel-column-width="7200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 style:master-page-name="">
      <style:table-properties style:width="15.81cm" style:rel-width="93%" fo:margin-left="1.191cm" style:page-number="auto" table:align="left"/>
    </style:style>
    <style:style style:name="Tabelle5.A" style:family="table-column">
      <style:table-column-properties style:column-width="3.11cm" style:rel-column-width="1763*"/>
    </style:style>
    <style:style style:name="Tabelle5.B" style:family="table-column">
      <style:table-column-properties style:column-width="12.7cm" style:rel-column-width="7200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 style:master-page-name="">
      <style:table-properties style:width="15.81cm" style:rel-width="93%" fo:margin-left="1.191cm" style:page-number="auto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5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6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abe5f"/>
    </style:style>
    <style:style style:name="P8" style:family="paragraph" style:parent-style-name="Standard">
      <style:text-properties style:font-name="Arial" officeooo:paragraph-rsid="00463973"/>
    </style:style>
    <style:style style:name="P9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paragraph-rsid="00463973"/>
    </style:style>
    <style:style style:name="P10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paragraph-rsid="00491361"/>
    </style:style>
    <style:style style:name="P11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paragraph-rsid="004abe5f"/>
    </style:style>
    <style:style style:name="P12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style:text-underline-style="none" officeooo:paragraph-rsid="00491361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14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4pt" fo:font-weight="bold" officeooo:rsid="0054b1d7" officeooo:paragraph-rsid="0054b1d7" style:font-size-asian="12.25pt" style:font-weight-asian="bold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4pt" fo:font-weight="bold" officeooo:rsid="0052dfec" officeooo:paragraph-rsid="0052dfec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26c60"/>
    </style:style>
    <style:style style:name="P18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63973"/>
    </style:style>
    <style:style style:name="P19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91361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e6da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0e6dad" officeooo:paragraph-rsid="000e6da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0ff211" officeooo:paragraph-rsid="000ff211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383f57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39cbe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officeooo:rsid="003bc592" officeooo:paragraph-rsid="003bc592"/>
    </style:style>
    <style:style style:name="P43" style:family="paragraph" style:parent-style-name="Table_20_Contents">
      <style:paragraph-properties fo:text-align="start" style:justify-single-word="false"/>
      <style:text-properties style:font-name="Arial" officeooo:paragraph-rsid="003db952"/>
    </style:style>
    <style:style style:name="P44" style:family="paragraph" style:parent-style-name="Table_20_Contents">
      <style:paragraph-properties fo:text-align="start" style:justify-single-word="false"/>
      <style:text-properties style:font-name="Arial" officeooo:rsid="003db952" officeooo:paragraph-rsid="003db952"/>
    </style:style>
    <style:style style:name="P45" style:family="paragraph" style:parent-style-name="Table_20_Contents">
      <style:paragraph-properties fo:text-align="start" style:justify-single-word="false"/>
      <style:text-properties style:font-name="Arial" officeooo:rsid="0043a162" officeooo:paragraph-rsid="0043a162"/>
    </style:style>
    <style:style style:name="P46" style:family="paragraph" style:parent-style-name="Table_20_Contents">
      <style:paragraph-properties fo:text-align="start" style:justify-single-word="false"/>
      <style:text-properties style:font-name="Arial" officeooo:rsid="00463973" officeooo:paragraph-rsid="00463973"/>
    </style:style>
    <style:style style:name="P47" style:family="paragraph" style:parent-style-name="Table_20_Contents">
      <style:paragraph-properties fo:text-align="start" style:justify-single-word="false"/>
      <style:text-properties style:font-name="Arial" officeooo:rsid="00463973" officeooo:paragraph-rsid="00491361"/>
    </style:style>
    <style:style style:name="P48" style:family="paragraph" style:parent-style-name="Table_20_Contents">
      <style:paragraph-properties fo:text-align="start" style:justify-single-word="false"/>
      <style:text-properties style:font-name="Arial" officeooo:rsid="004abe5f" officeooo:paragraph-rsid="004abe5f"/>
    </style:style>
    <style:style style:name="P49" style:family="paragraph" style:parent-style-name="Table_20_Contents">
      <style:paragraph-properties fo:text-align="start" style:justify-single-word="false"/>
      <style:text-properties style:font-name="Arial" officeooo:rsid="004b04e5" officeooo:paragraph-rsid="004b04e5"/>
    </style:style>
    <style:style style:name="P50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51" style:family="paragraph" style:parent-style-name="Table_20_Contents">
      <style:paragraph-properties fo:text-align="start" style:justify-single-word="false"/>
      <style:text-properties officeooo:paragraph-rsid="00463973"/>
    </style:style>
    <style:style style:name="P52" style:family="paragraph" style:parent-style-name="Table_20_Contents">
      <style:paragraph-properties fo:text-align="start" style:justify-single-word="false"/>
      <style:text-properties officeooo:paragraph-rsid="00491361"/>
    </style:style>
    <style:style style:name="P53" style:family="paragraph" style:parent-style-name="Table_20_Contents">
      <style:paragraph-properties fo:text-align="start" style:justify-single-word="false"/>
      <style:text-properties officeooo:paragraph-rsid="004b04e5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4abe5f"/>
    </style:style>
    <style:style style:name="P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paragraph-rsid="003bc592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T1" style:family="text">
      <style:text-properties officeooo:rsid="000bf6b7"/>
    </style:style>
    <style:style style:name="T2" style:family="text">
      <style:text-properties officeooo:rsid="000cac7e"/>
    </style:style>
    <style:style style:name="T3" style:family="text">
      <style:text-properties style:font-name="Arial"/>
    </style:style>
    <style:style style:name="T4" style:family="text">
      <style:text-properties style:font-name="Arial" officeooo:rsid="00463973"/>
    </style:style>
    <style:style style:name="T5" style:family="text">
      <style:text-properties style:font-name="Arial" officeooo:rsid="0049030f"/>
    </style:style>
    <style:style style:name="T6" style:family="text">
      <style:text-properties style:font-name="Arial" officeooo:rsid="004545df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officeooo:rsid="004abe5f"/>
    </style:style>
    <style:style style:name="T9" style:family="text">
      <style:text-properties style:font-name="Arial" style:text-underline-style="none" fo:font-weight="bold" officeooo:rsid="004abe5f" style:font-weight-asian="bold" style:font-weight-complex="bold"/>
    </style:style>
    <style:style style:name="T10" style:family="text">
      <style:text-properties style:font-name="Arial" style:text-underline-style="none" fo:font-weight="bold" officeooo:rsid="00510ff7" style:font-weight-asian="bold" style:font-weight-complex="bold"/>
    </style:style>
    <style:style style:name="T11" style:family="text">
      <style:text-properties style:font-name="Arial" style:text-underline-style="none" officeooo:rsid="00510ff7"/>
    </style:style>
    <style:style style:name="T12" style:family="text">
      <style:text-properties style:font-name="Arial" officeooo:rsid="004abe5f"/>
    </style:style>
    <style:style style:name="T13" style:family="text">
      <style:text-properties style:font-name="Arial" officeooo:rsid="004b04e5"/>
    </style:style>
    <style:style style:name="T14" style:family="text">
      <style:text-properties style:font-name="Arial" officeooo:rsid="004b146d"/>
    </style:style>
    <style:style style:name="T15" style:family="text">
      <style:text-properties style:font-name="Arial" fo:font-weight="bold" officeooo:rsid="00463973" style:font-weight-asian="bold" style:font-weight-complex="bold"/>
    </style:style>
    <style:style style:name="T16" style:family="text">
      <style:text-properties style:font-name="Arial" fo:font-weight="bold" officeooo:rsid="004f77db" style:font-weight-asian="bold" style:font-weight-complex="bold"/>
    </style:style>
    <style:style style:name="T17" style:family="text">
      <style:text-properties style:font-name="Arial" fo:font-weight="bold" officeooo:rsid="0049030f" style:font-weight-asian="bold" style:font-weight-complex="bold"/>
    </style:style>
    <style:style style:name="T18" style:family="text">
      <style:text-properties style:font-name="Arial" officeooo:rsid="004f77db"/>
    </style:style>
    <style:style style:name="T19" style:family="text">
      <style:text-properties style:font-name="Arial" fo:font-style="italic" officeooo:rsid="004f77db" style:font-style-asian="italic" style:font-style-complex="italic"/>
    </style:style>
    <style:style style:name="T20" style:family="text">
      <style:text-properties style:font-name="Arial" fo:font-style="italic" style:text-underline-style="none" officeooo:rsid="00510ff7" style:font-style-asian="italic" style:font-style-complex="italic"/>
    </style:style>
    <style:style style:name="T21" style:family="text">
      <style:text-properties style:font-name="Arial" fo:font-style="normal" style:text-underline-style="none" fo:font-weight="bold" officeooo:rsid="00510ff7" style:font-style-asian="normal" style:font-weight-asian="bold" style:font-style-complex="normal" style:font-weight-complex="bold"/>
    </style:style>
    <style:style style:name="T22" style:family="text">
      <style:text-properties officeooo:rsid="000ff211"/>
    </style:style>
    <style:style style:name="T23" style:family="text">
      <style:text-properties officeooo:rsid="00182131"/>
    </style:style>
    <style:style style:name="T24" style:family="text">
      <style:text-properties officeooo:rsid="00184664"/>
    </style:style>
    <style:style style:name="T25" style:family="text">
      <style:text-properties officeooo:rsid="00280de1"/>
    </style:style>
    <style:style style:name="T26" style:family="text">
      <style:text-properties officeooo:rsid="00383d81"/>
    </style:style>
    <style:style style:name="T27" style:family="text">
      <style:text-properties officeooo:rsid="003bc592"/>
    </style:style>
    <style:style style:name="T28" style:family="text">
      <style:text-properties officeooo:rsid="003db952"/>
    </style:style>
    <style:style style:name="T29" style:family="text">
      <style:text-properties officeooo:rsid="003e96b8"/>
    </style:style>
    <style:style style:name="T30" style:family="text">
      <style:text-properties officeooo:rsid="003fb294"/>
    </style:style>
    <style:style style:name="T31" style:family="text">
      <style:text-properties officeooo:rsid="0040609d"/>
    </style:style>
    <style:style style:name="T32" style:family="text">
      <style:text-properties officeooo:rsid="00426c60"/>
    </style:style>
    <style:style style:name="T33" style:family="text">
      <style:text-properties officeooo:rsid="0043a162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184664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0ff21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2c8b65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311343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40b303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426c60" style:font-size-asian="10.5pt" style:font-weight-asian="normal" style:font-size-complex="12pt" style:font-weight-complex="normal"/>
    </style:style>
    <style:style style:name="T62" style:family="text">
      <style:text-properties fo:font-size="12pt" style:font-size-asian="10.5pt" style:font-size-complex="12pt"/>
    </style:style>
    <style:style style:name="T63" style:family="text">
      <style:text-properties fo:font-size="12pt" fo:font-weight="bold" officeooo:rsid="0039cbed" style:font-size-asian="10.5pt" style:font-weight-asian="bold" style:font-size-complex="12pt" style:font-weight-complex="bold"/>
    </style:style>
    <style:style style:name="T64" style:family="text">
      <style:text-properties fo:font-size="12pt" fo:font-weight="bold" officeooo:rsid="00426c60" style:font-size-asian="10.5pt" style:font-weight-asian="bold" style:font-size-complex="12pt" style:font-weight-complex="bold"/>
    </style:style>
    <style:style style:name="T65" style:family="text">
      <style:text-properties fo:font-size="12pt" fo:font-style="italic" fo:font-weight="normal" officeooo:rsid="0039cbed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font-style="italic" fo:font-weight="normal" officeooo:rsid="00426c60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officeooo:rsid="00463973"/>
    </style:style>
    <style:style style:name="T68" style:family="text">
      <style:text-properties officeooo:rsid="00471ed3"/>
    </style:style>
    <style:style style:name="T69" style:family="text">
      <style:text-properties officeooo:rsid="0049030f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49e216"/>
    </style:style>
    <style:style style:name="T72" style:family="text">
      <style:text-properties style:text-underline-style="none" officeooo:rsid="004abe5f"/>
    </style:style>
    <style:style style:name="T73" style:family="text">
      <style:text-properties style:text-underline-style="none" officeooo:rsid="0054a67d"/>
    </style:style>
    <style:style style:name="T74" style:family="text">
      <style:text-properties style:text-underline-style="none" fo:font-weight="bold" officeooo:rsid="0054a67d" style:font-weight-asian="bold" style:font-weight-complex="bold"/>
    </style:style>
    <style:style style:name="T75" style:family="text">
      <style:text-properties style:text-underline-style="none" officeooo:rsid="0054b1d7"/>
    </style:style>
    <style:style style:name="T76" style:family="text">
      <style:text-properties style:text-underline-style="none" officeooo:rsid="0054b77b"/>
    </style:style>
    <style:style style:name="T77" style:family="text">
      <style:text-properties officeooo:rsid="004abe5f"/>
    </style:style>
    <style:style style:name="T78" style:family="text">
      <style:text-properties officeooo:rsid="004b146d"/>
    </style:style>
    <style:style style:name="T79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80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81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82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83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84" style:family="text">
      <style:text-properties fo:font-weight="bold" officeooo:rsid="00463973" style:font-weight-asian="bold" style:font-weight-complex="bold"/>
    </style:style>
    <style:style style:name="T85" style:family="text">
      <style:text-properties fo:font-weight="bold" officeooo:rsid="004f77db" style:font-weight-asian="bold" style:font-weight-complex="bold"/>
    </style:style>
    <style:style style:name="T86" style:family="text">
      <style:text-properties fo:font-weight="bold" officeooo:rsid="0049030f" style:font-weight-asian="bold" style:font-weight-complex="bold"/>
    </style:style>
    <style:style style:name="T87" style:family="text">
      <style:text-properties fo:font-weight="bold" officeooo:rsid="00510ff7" style:font-weight-asian="bold" style:font-weight-complex="bold"/>
    </style:style>
    <style:style style:name="T88" style:family="text">
      <style:text-properties fo:font-weight="bold" officeooo:rsid="004abe5f" style:font-weight-asian="bold" style:font-weight-complex="bold"/>
    </style:style>
    <style:style style:name="T89" style:family="text">
      <style:text-properties fo:font-style="italic" officeooo:rsid="004f77db" style:font-style-asian="italic" style:font-style-complex="italic"/>
    </style:style>
    <style:style style:name="T90" style:family="text">
      <style:text-properties fo:font-style="italic" officeooo:rsid="00510ff7" style:font-style-asian="italic" style:font-style-complex="italic"/>
    </style:style>
    <style:style style:name="T91" style:family="text">
      <style:text-properties officeooo:rsid="004f77db"/>
    </style:style>
    <style:style style:name="T92" style:family="text">
      <style:text-properties officeooo:rsid="00510f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ceWire-Link-Interface Handbuch <text:span text:style-name="T23">(PL)</text:span></text:p>
      <text:p text:style-name="P2"/>
      <text:p text:style-name="P13">1. Memory-Mapped IO</text:p>
      <text:p text:style-name="P21"><text:span text:style-name="T35"><text:tab/>Das Link-Interface ist in drei Bereiche aufgeteilt: Transmitting (TX), Receiving (RX) und <text:tab/>Register (REG). Jedem davon wird in einem AXI-basierten Memory-Mapped-Aufbau <text:tab/>eine eigene Offset-Adresse zugewiesen. Diese ist </text:span><text:span text:style-name="T36">vor der endgültigen Implementierung</text:span><text:span text:style-name="T35"> <text:tab/>unbekannt. Innerhalb des zugewiesenen Adressbereichs, ist die Adressverteilung <text:tab/>konstant und wie folgt aufgebaut:</text:span></text:p>
      <text:p text:style-name="P20"/>
      <text:p text:style-name="P33">1.1. Transmitting (TX)</text:p>
      <text:p text:style-name="P20"><text:tab/>Offset_TX + 0x0000_0000 : Adresse des Transmit-FIFOs (write-only).</text:p>
      <text:p text:style-name="P20"/>
      <text:p text:style-name="P33">1.2. Receiving (RX)</text:p>
      <text:p text:style-name="P20"><text:tab/>Offset_RX + 0x0000_0000 : Adresse des Receive-FIFOs (read-only).</text:p>
      <text:p text:style-name="P20"/>
      <text:p text:style-name="P33">1.3. Register (REG)</text:p>
      <text:p text:style-name="P20"><text:tab/>Offset_REG + 0x0000_0000 : <text:span text:style-name="T1">Link-Konfiguration </text:span><text:span text:style-name="T24">(read/write)</text:span></text:p>
      <text:p text:style-name="P20"><text:tab/><text:span text:style-name="T1">Offset_REG + 0x0000_0004 : Transmit-Rate </text:span><text:span text:style-name="T24">(read/write)</text:span></text:p>
      <text:p text:style-name="P20"><text:tab/><text:span text:style-name="T1">Offset_REG + 0x0000_0008 : </text:span><text:span text:style-name="T2">Time-Codes (ausgehend) </text:span><text:span text:style-name="T24">(read/write)</text:span></text:p>
      <text:p text:style-name="P21"><text:span text:style-name="T35"><text:tab/></text:span><text:span text:style-name="T37">Offset_REG + 0x0000_000C : Time-Codes (eingehend) </text:span><text:span text:style-name="T38">(read only)</text:span></text:p>
      <text:p text:style-name="P21"><text:span text:style-name="T37"><text:tab/>Offset_REG + 0x0000_0010 : Link-Status </text:span><text:span text:style-name="T38">(read only)</text:span></text:p>
      <text:p text:style-name="P21"><text:span text:style-name="T37"/></text:p>
      <text:p text:style-name="P21"><text:span text:style-name="T37"/></text:p>
      <text:p text:style-name="P40"><text:span text:style-name="T2">2. </text:span>Speicherzugriff</text:p>
      <text:p text:style-name="P28"><text:span text:style-name="T34"><text:tab/>Die Verwaltung und der Zugriff auf die Transmit bzw. Receive-Funktionalität erfolgt über <text:tab/>das AXI4-Full-Interface. Die Register werden dagegen über AXI4-Lite angesprochen. <text:tab/>Der grundlegende Unterschied ist, dass das Full-Interface Burst-Transfers ermöglicht, <text:tab/>während die Lite-Version nur einzelne Datentransfers managen kann.</text:span></text:p>
      <text:p text:style-name="P28"><text:span text:style-name="T34"/></text:p>
      <text:p text:style-name="P34">2.1. <text:span text:style-name="T22">Transmitting (TX)</text:span></text:p>
      <text:p text:style-name="P22"><text:span text:style-name="T39"><text:tab/>Um Daten in den Transmit-FIFO zu schreiben, muss die unter 1.1. angegebene <text:tab/>Adresse als Zieladresse eines Write-Requests angegeben werden. Bei Burst-Transfers <text:tab/>ist darauf zu achten, dass die Adresse nicht inkrementiert wird, sondern konstant bleibt.</text:span></text:p>
      <text:p text:style-name="P28"><text:span text:style-name="T39"/></text:p>
      <text:p text:style-name="P35">2.2. Receiving (RX)</text:p>
      <text:p text:style-name="P29"><text:span text:style-name="T34"><text:tab/>Um Daten aus dem Receive-FIFO zu lesen, muss die unter 1.2. angegebene Adresse <text:tab/>als Quelladresse eines Read-Requests angegeben werden. Bei Burst-Transfers ist <text:tab/>darauf zu achten, dass die Adresse nicht inkrementiert wird, sondern konstant bleibt.</text:span></text:p>
      <text:p text:style-name="P29"><text:span text:style-name="T34"/></text:p>
      <text:p text:style-name="P36">2.3. Register (REG)</text:p>
      <text:p text:style-name="P30"><text:span text:style-name="T34"><text:tab/>Zugriff auf einzelne Register sind mit einem </text:span><text:span text:style-name="T40">einzelnen</text:span><text:span text:style-name="T34"> Read-/Write-Request </text:span><text:span text:style-name="T40">und der <text:tab/>entsprechenden Angabe der Ziel-/Quelladresse des Registers</text:span><text:span text:style-name="T34"> möglich. Die <text:tab/>Konfiguration erlaubt nicht, Read-only-Register zu überschreiben, es ist dahingehend <text:tab/>also keine besondere Vorsicht walten zu lassen.</text:span></text:p>
      <text:p text:style-name="P30"><text:span text:style-name="T34"/></text:p>
      <text:p text:style-name="P30"><text:span text:style-name="T34"/></text:p>
      <text:p text:style-name="P41"><text:soft-page-break/>3. Technische Beschreibung</text:p>
      <text:p text:style-name="P25"><text:span text:style-name="T62"><text:tab/></text:span><text:span text:style-name="T41">Im folgenden werden die Elemente hinter den unter 1. angegeben Adressen näher <text:tab/>beschrieben und erläutert.</text:span></text:p>
      <text:p text:style-name="P25"><text:span text:style-name="T41"/></text:p>
      <text:p text:style-name="P39">3.1. Transmitting (TX)</text:p>
      <text:p text:style-name="P26"><text:span text:style-name="T34"><text:tab/></text:span><text:span text:style-name="T42">Daten, die in diesen FIFO-Block geschrieben werden, werden nach und nach durch ein <text:tab/>Inbetriebgenommenes Link-Interface verschickt </text:span><text:span text:style-name="T43">(siehe 2.1.)</text:span><text:span text:style-name="T42">. Befindet sich das Link-<text:tab/>Interface in einem nicht-verbundenen Zustand, werden die Daten innerhalb des FIFOs <text:tab/>gesammelt und verschickt sowie eine Verbindungsaufnahme des Links erfolgreich war.</text:span></text:p>
      <text:p text:style-name="P26"><text:span text:style-name="T42"/></text:p>
      <text:p text:style-name="P26"><text:span text:style-name="T42"><text:tab/>Die Breite des FIFOs beträgt dabei 9 Bit</text:span><text:span text:style-name="T44">s</text:span><text:span text:style-name="T42">, die wie folgt aufgeteilt sind:</text:span></text:p>
      <text:p text:style-name="P26"><text:span text:style-name="T42"><text:tab/>Bit 8 : Flag Bit (1 : EOP/EEP, 0 : Daten)</text:span></text:p>
      <text:p text:style-name="P26"><text:span text:style-name="T42"><text:tab/>Bit 7 – Bit 0 : zu übertragenes Byte (0x00 für EOP, 0x01 für EEP)</text:span></text:p>
      <text:p text:style-name="P26"><text:span text:style-name="T42"/></text:p>
      <text:p text:style-name="P23"><text:span text:style-name="T42"><text:tab/>Die Größe des FIFOs ist 18 kbit, in der Tiefe passen 20</text:span><text:span text:style-name="T45">48</text:span><text:span text:style-name="T42"> Datensätze in den FIFO.</text:span></text:p>
      <text:p text:style-name="P26"><text:span text:style-name="T42"/></text:p>
      <text:p text:style-name="P27"><text:span text:style-name="T42"><text:tab/></text:span><text:span text:style-name="T46">Daten die über die 9 Bits hinaus an das FIFO gesendet werden, werden ignoriert und <text:tab/>nicht in den Speicher geschrieben. </text:span><text:span text:style-name="T44">Ein </text:span><text:span text:style-name="T47">letztendlich</text:span><text:span text:style-name="T44"> gültiger Datentransfer sieht wie folgt <text:tab/>aus: </text:span><text:span text:style-name="T47">0</text:span><text:span text:style-name="T44">x0000_xxvv,</text:span></text:p>
      <text:p text:style-name="P27"><text:span text:style-name="T44"><text:tab/>wobei xx entweder 0x00 oder 0x01 ist und vv ein beliebiges Datenbyte sein kann.</text:span></text:p>
      <text:p text:style-name="P26"><text:span text:style-name="T46"/></text:p>
      <text:p text:style-name="P23"><text:span text:style-name="T46"><text:tab/></text:span><text:span text:style-name="T48">Zurückgesetzt werden kann der FIFO-Speicher mittels eines Resets über die CPU. <text:tab/>Dabei wird der FIFO pseudo-entleert und kann neu mit Daten befüllt werden. </text:span><text:span text:style-name="T49">D</text:span><text:span text:style-name="T48">er <text:tab/>Link wird keine </text:span><text:span text:style-name="T50">vor dem Zeitpunkt des Resets eingefügte</text:span><text:span text:style-name="T48"> Daten mehr versenden.</text:span></text:p>
      <text:p text:style-name="P26"><text:span text:style-name="T48"/></text:p>
      <text:p text:style-name="P26"><text:span text:style-name="T48"><text:tab/></text:span><text:span text:style-name="T51">Um zu verhindern, dass in einen vollen FIFO geschrieben wird, gibt es ein <text:tab/>Ausgangssignal, welches den Status des FIFO anzeigt. </text:span><text:span text:style-name="T52">Das Schreiben in einen vollen <text:tab/>FIFO versucht keinen Schaden an der Hardware </text:span><text:span text:style-name="T53">oder am System</text:span><text:span text:style-name="T52">.</text:span></text:p>
      <text:p text:style-name="P26"><text:span text:style-name="T48"/></text:p>
      <text:p text:style-name="P37"><text:span text:style-name="T25">3.</text:span>2. Receiving (RX)</text:p>
      <text:p text:style-name="P24"><text:span text:style-name="T51"><text:tab/>Über SpaceWire empfangene Daten werden durch den Link nach und nach in diese</text:span><text:span text:style-name="T54">n</text:span><text:span text:style-name="T51"> <text:tab/>FIFO geschrieben und können durch das Processing System abgerufen werden </text:span><text:span text:style-name="T43">(siehe <text:tab/>2.2.)</text:span><text:span text:style-name="T51">.</text:span></text:p>
      <text:p text:style-name="P24"><text:span text:style-name="T51"/></text:p>
      <text:p text:style-name="P24"><text:span text:style-name="T51"><text:tab/></text:span><text:span text:style-name="T44">Die Breite des FIFOs beträgt dabei 9 Bits, die wie folgt aufgeteilt sind:</text:span></text:p>
      <text:p text:style-name="P24"><text:span text:style-name="T44"><text:tab/>Bit 8 : Flag Bit (1 : Prozess ID/EOP/EEP, 0 : Daten)</text:span></text:p>
      <text:p text:style-name="P24"><text:span text:style-name="T44"><text:tab/>Bit 7 – Bit 0 : empfangenes Datenbyte (0x00 für EOP, 0x01 für EEP)</text:span></text:p>
      <text:p text:style-name="P24"><text:span text:style-name="T44"/></text:p>
      <text:p text:style-name="P24"><text:span text:style-name="T44"><text:tab/>Die Größe des FIFOs ist 18 kbit, in der Tiefe passen 2048 Datensätze in den FIFO.</text:span></text:p>
      <text:p text:style-name="P24"><text:span text:style-name="T44"/></text:p>
      <text:p text:style-name="P24"><text:span text:style-name="T44"><text:tab/>Aus dem FIFO gelesene Datensätze enthalten zwei gültige Bytes (0x0000_xx</text:span><text:span text:style-name="T55">vv</text:span><text:span text:style-name="T44">), wobei <text:tab/>xx entweder 0x00 oder 0x01 </text:span><text:span text:style-name="T56">und vv </text:span><text:span text:style-name="T57">ein beliebiges Datenbyte sein kann. Ist xx = 0x01, <text:tab/>muss vv unterschieden werden: Gilt für vv = 0x00 (EOP), 0x01 (EEP), größer als 0x01 <text:tab/>(Prozess ID)</text:span></text:p>
      <text:p text:style-name="P24"><text:span text:style-name="T57"/></text:p>
      <text:p text:style-name="P24"><text:span text:style-name="T57"><text:tab/></text:span><text:span text:style-name="T49">Zurückgesetzt werden kann der FIFO-Speicher mittels des Resets des Links (PL, <text:tab/>unabhängig von CPU Reset!). Dabei wird der FIFO pseudo-entleert und kann neu mit </text:span><text:soft-page-break/><text:span text:style-name="T49"><text:tab/>Daten befüllt werden. Das Processing System kann dabei keine Daten mehr lesen, die <text:tab/>vor dem Zeitpunkt des Resets in den Speicher geschrieben wurden.</text:span></text:p>
      <text:p text:style-name="P24"><text:span text:style-name="T49"/></text:p>
      <text:p text:style-name="P24"><text:span text:style-name="T49"><text:tab/></text:span><text:span text:style-name="T58">Um zu verhindern, dass aus einem leeren FIFO gelesen wird, gibt es ein <text:tab/>entsprechendes Ausgangssignal, welches den Status des FIFO anzeigt. Das Lesen aus <text:tab/>einem leeren FIFO versucht keinen Schaden an der Hardware oder am System.</text:span></text:p>
      <text:p text:style-name="P24"><text:span text:style-name="T58"/></text:p>
      <text:p text:style-name="P38"><text:span text:style-name="T26">3.</text:span>3. Register (REG)</text:p>
      <text:p text:style-name="P31"><text:span text:style-name="T34"><text:tab/></text:span><text:span text:style-name="T59">Die Breite des gesamten Registers beträgt 32 Bit. Je nach Adresse ist die Belegung der <text:tab/>einzelnen Bits unterschiedlich.</text:span></text:p>
      <text:p text:style-name="P31"><text:span text:style-name="T59"/></text:p>
      <text:p text:style-name="P31"><text:span text:style-name="T59"><text:tab/></text:span><text:span text:style-name="T79">1.3.1. - Link-Konfiguration: </text:span><text:span text:style-name="T80">(read/write)</text:span></text:p>
      <text:p text:style-name="P32"><text:span text:style-name="T59"><text:tab/><text:tab/>Bit </text:span><text:span text:style-name="T63">0</text:span><text:span text:style-name="T59"> : linkdis</text:span></text:p>
      <text:p text:style-name="P32"><text:span text:style-name="T59"><text:tab/><text:tab/>Bit </text:span><text:span text:style-name="T63">1</text:span><text:span text:style-name="T59"> : linkstart</text:span></text:p>
      <text:p text:style-name="P32"><text:span text:style-name="T59"><text:tab/><text:tab/>Bit </text:span><text:span text:style-name="T63">2</text:span><text:span text:style-name="T59"> : autostart</text:span></text:p>
      <text:p text:style-name="P32"><text:span text:style-name="T59"><text:tab/><text:tab/>Bit </text:span><text:span text:style-name="T63">31</text:span><text:span text:style-name="T59"> – Bit </text:span><text:span text:style-name="T63">3</text:span><text:span text:style-name="T59">: </text:span><text:span text:style-name="T65">unbelegt</text:span></text:p>
      <text:p text:style-name="P32"><text:span text:style-name="T59"/></text:p>
      <table:table table:name="Tabelle2" table:style-name="Tabelle2">
        <table:table-column table:style-name="Tabelle2.A"/>
        <table:table-column table:style-name="Tabelle2.B"/>
        <table:table-row table:style-name="TableLine94832027655440">
          <table:table-cell table:style-name="Tabelle2.A1" office:value-type="string">
            <text:p text:style-name="P55"><text:span text:style-name="T27">linkdis</text:span></text:p>
          </table:table-cell>
          <table:table-cell table:style-name="Tabelle2.B1" office:value-type="string">
            <text:p text:style-name="P42">Deaktiviert den Link, der Empfang und das Versenden von Nachrichten via SpaceWire ist nicht möglich. <text:span text:style-name="T68">Standardwert: 0.</text:span></text:p>
            <text:p text:style-name="P42">1 : Link deaktiviert</text:p>
            <text:p text:style-name="P42">0 : Link nicht-deaktivert</text:p>
          </table:table-cell>
        </table:table-row>
        <table:table-row table:style-name="TableLine94832027655440">
          <table:table-cell table:style-name="Tabelle2.A2" office:value-type="string">
            <text:p text:style-name="P44">linkstart</text:p>
          </table:table-cell>
          <table:table-cell table:style-name="Tabelle2.B2" office:value-type="string">
            <text:p text:style-name="P44">Aktiviert den Link, es wird aktiv versucht, eine Verbindung mit der gegenüberliegenden Stelle aufzubauen. <text:span text:style-name="T29">Dabei wird in regelmäßigen Intervallen ein Verbindungsversuch unternommen. </text:span><text:span text:style-name="T68">Standardwert: 0.</text:span></text:p>
            <text:p text:style-name="P44">1 : Link starten</text:p>
            <text:p text:style-name="P44">0 : Link nicht-starten</text:p>
          </table:table-cell>
        </table:table-row>
        <table:table-row table:style-name="TableLine94832027655440">
          <table:table-cell table:style-name="Tabelle2.A2" office:value-type="string">
            <text:p text:style-name="P44">autostart</text:p>
          </table:table-cell>
          <table:table-cell table:style-name="Tabelle2.B2" office:value-type="string">
            <text:p text:style-name="P43"><text:span text:style-name="T28">Aktiviert den Link, es wird </text:span><text:span text:style-name="T30">jedoch </text:span><text:span text:style-name="T28">nicht aktiv versucht, eine Verbindung mit der gegenüberliegenden Stelle aufzubauen. Auf Verbindungsversuche der gegenüberl</text:span><text:span text:style-name="T31">ie</text:span><text:span text:style-name="T28">genden Stelle wird jedoch verbindungsaufbauend reagiert. </text:span><text:span text:style-name="T68">Standardwert: 0.</text:span></text:p>
            <text:p text:style-name="P44">1 : Automatischer Verbindungsaufbau aktiviert</text:p>
            <text:p text:style-name="P44">0 : Automatischer Verbindungsaufbau deaktiv<text:span text:style-name="T31">i</text:span>ert</text:p>
          </table:table-cell>
        </table:table-row>
      </table:table>
      <text:p text:style-name="P32"><text:span text:style-name="T59"/></text:p>
      <text:p text:style-name="P32"><text:span text:style-name="T59"><text:tab/></text:span><text:span text:style-name="T80">1.3.2. - Transmit Rate (read/write)</text:span></text:p>
      <text:p text:style-name="P32"><text:span text:style-name="T60"><text:tab/><text:tab/></text:span><text:span text:style-name="T61">Bit </text:span><text:span text:style-name="T64">7</text:span><text:span text:style-name="T61"> – Bit </text:span><text:span text:style-name="T64">0</text:span><text:span text:style-name="T61"> : txdivcnt</text:span></text:p>
      <text:p text:style-name="P32"><text:span text:style-name="T61"><text:tab/><text:tab/>Bit </text:span><text:span text:style-name="T64">31</text:span><text:span text:style-name="T61"> – Bit </text:span><text:span text:style-name="T64">8</text:span><text:span text:style-name="T61"> : </text:span><text:span text:style-name="T66">unbelegt</text:span></text:p>
      <text:p text:style-name="P32"><text:span text:style-name="T61"/></text:p>
      <table:table table:name="Tabelle3" table:style-name="Tabelle3">
        <table:table-column table:style-name="Tabelle3.A"/>
        <table:table-column table:style-name="Tabelle3.B"/>
        <table:table-row table:style-name="TableLine94832093323312">
          <table:table-cell table:style-name="Tabelle3.A1" office:value-type="string">
            <text:p text:style-name="P56"><text:span text:style-name="T33">t</text:span><text:span text:style-name="T32">xdivcnt</text:span><text:span text:style-name="T33">&lt;7:0&gt;</text:span></text:p>
          </table:table-cell>
          <table:table-cell table:style-name="Tabelle3.B1" office:value-type="string">
            <text:p text:style-name="P45">Skalierungsfaktor minus 1. Wird benutzt um die Sendebitrate aus dem Transmit-Takt abzuleiten. <text:span text:style-name="T68">Standardwert: 0x01.</text:span></text:p>
          </table:table-cell>
        </table:table-row>
      </table:table>
      <text:p text:style-name="P4"/>
      <text:p text:style-name="P4"><text:span text:style-name="T67"><text:tab/></text:span><text:span text:style-name="T81">1.3.3. - Time-Codes (ausgehend) (read/write)</text:span></text:p>
      <text:p text:style-name="P4"><text:tab/><text:tab/><text:span text:style-name="T67">Bit </text:span><text:span text:style-name="T84">5</text:span><text:span text:style-name="T67"> – Bit </text:span><text:span text:style-name="T84">0</text:span><text:span text:style-name="T67"> : Counter Value</text:span></text:p>
      <text:p text:style-name="P4"><text:tab/><text:tab/><text:span text:style-name="T91">Bit </text:span><text:span text:style-name="T85">7</text:span><text:span text:style-name="T91"> – Bit </text:span><text:span text:style-name="T85">6</text:span><text:span text:style-name="T91"> : </text:span><text:span text:style-name="T89">unbelegt</text:span></text:p>
      <text:p text:style-name="P17"><text:span text:style-name="T6"><text:tab/><text:tab/></text:span><text:span text:style-name="T4">Bit </text:span><text:span text:style-name="T15">9</text:span><text:span text:style-name="T4"> – Bit </text:span><text:span text:style-name="T15">8</text:span><text:span text:style-name="T4"> : </text:span><text:span text:style-name="T5">Control</text:span><text:span text:style-name="T4"> Flag</text:span></text:p>
      <text:p text:style-name="P17"><text:span text:style-name="T4"><text:tab/><text:tab/></text:span><text:span text:style-name="T18">Bit </text:span><text:span text:style-name="T16">31</text:span><text:span text:style-name="T18"> – Bit </text:span><text:span text:style-name="T16">10</text:span><text:span text:style-name="T18"> : </text:span><text:span text:style-name="T19">unbelegt</text:span></text:p>
      <text:p text:style-name="P5"/>
      <table:table table:name="Tabelle4" table:style-name="Tabelle4">
        <table:table-column table:style-name="Tabelle4.A"/>
        <table:table-column table:style-name="Tabelle4.B"/>
        <text:soft-page-break/>
        <table:table-row table:style-name="TableLine94832032421888">
          <table:table-cell table:style-name="Tabelle4.A1" office:value-type="string">
            <text:p text:style-name="P57">Counter Value &lt;5:0&gt;</text:p>
          </table:table-cell>
          <table:table-cell table:style-name="Tabelle4.B1" office:value-type="string">
            <text:p text:style-name="P46">Wert des Time-Codes, der zur Synchronisierung benutzt wird (Wertebereich: 0-63)</text:p>
          </table:table-cell>
        </table:table-row>
        <table:table-row table:style-name="TableLine94832032421888">
          <table:table-cell table:style-name="Tabelle4.A2" office:value-type="string">
            <text:p text:style-name="P51"><text:span text:style-name="T5">Control</text:span><text:span text:style-name="T4"> Flag &lt;1:0&gt;</text:span></text:p>
          </table:table-cell>
          <table:table-cell table:style-name="Tabelle4.B2" office:value-type="string">
            <text:p text:style-name="P46">Flag des Time-Codes. Standardwert: 0b00.</text:p>
          </table:table-cell>
        </table:table-row>
      </table:table>
      <text:p text:style-name="P8"/>
      <text:p text:style-name="P9"><text:span text:style-name="T69"><text:tab/></text:span><text:span text:style-name="T82">1.3.4. - Time-Codes (eingehend) (read only)</text:span></text:p>
      <text:p text:style-name="P9"><text:tab/><text:tab/><text:span text:style-name="T69">Bit </text:span><text:span text:style-name="T86">5</text:span><text:span text:style-name="T69"> – Bit </text:span><text:span text:style-name="T86">0</text:span><text:span text:style-name="T69"> : Counter Value</text:span></text:p>
      <text:p text:style-name="P9"><text:tab/><text:tab/><text:span text:style-name="T91">Bit </text:span><text:span text:style-name="T85">7</text:span><text:span text:style-name="T91"> – Bit </text:span><text:span text:style-name="T85">6</text:span><text:span text:style-name="T91"> : </text:span><text:span text:style-name="T89">unbelegt</text:span></text:p>
      <text:p text:style-name="P18"><text:span text:style-name="T3"><text:tab/><text:tab/></text:span><text:span text:style-name="T5">Bit </text:span><text:span text:style-name="T17">9</text:span><text:span text:style-name="T5"> – Bit </text:span><text:span text:style-name="T17">8</text:span><text:span text:style-name="T5"> : Control Flag</text:span></text:p>
      <text:p text:style-name="P18"><text:span text:style-name="T5"><text:tab/><text:tab/></text:span><text:span text:style-name="T18">Bit </text:span><text:span text:style-name="T16">31</text:span><text:span text:style-name="T18"> – Bit </text:span><text:span text:style-name="T16">10</text:span><text:span text:style-name="T18"> : </text:span><text:span text:style-name="T19">unbelegt</text:span></text:p>
      <text:p text:style-name="P6"/>
      <table:table table:name="Tabelle5" table:style-name="Tabelle5">
        <table:table-column table:style-name="Tabelle5.A"/>
        <table:table-column table:style-name="Tabelle5.B"/>
        <table:table-row table:style-name="TableLine94832028718112">
          <table:table-cell table:style-name="Tabelle5.A1" office:value-type="string">
            <text:p text:style-name="P58">Counter Value &lt;5:0&gt;</text:p>
          </table:table-cell>
          <table:table-cell table:style-name="Tabelle5.B1" office:value-type="string">
            <text:p text:style-name="P47">Wert des Time-Codes, der zur Synchronisierung benutzt wird (Wertebereich: 0-63)</text:p>
          </table:table-cell>
        </table:table-row>
        <table:table-row table:style-name="TableLine94832028718112">
          <table:table-cell table:style-name="Tabelle5.A2" office:value-type="string">
            <text:p text:style-name="P52"><text:span text:style-name="T5">Control</text:span><text:span text:style-name="T4"> Flag &lt;1:0&gt;</text:span></text:p>
          </table:table-cell>
          <table:table-cell table:style-name="Tabelle5.B2" office:value-type="string">
            <text:p text:style-name="P47">Flag des Time-Codes.</text:p>
          </table:table-cell>
        </table:table-row>
      </table:table>
      <text:p text:style-name="P10"><text:span text:style-name="T5"/></text:p>
      <text:p text:style-name="P10"><text:span text:style-name="T71"><text:tab/></text:span><text:span text:style-name="T83">1.3.5. - Link-Status (read only)</text:span></text:p>
      <text:p text:style-name="P12"><text:tab/><text:tab/><text:span text:style-name="T77">Bit </text:span><text:span text:style-name="T88">0</text:span><text:span text:style-name="T77"> : started</text:span></text:p>
      <text:p text:style-name="P12"><text:tab/><text:tab/><text:span text:style-name="T77">Bit </text:span><text:span text:style-name="T88">1</text:span><text:span text:style-name="T77"> : connecting</text:span></text:p>
      <text:p text:style-name="P12"><text:tab/><text:tab/><text:span text:style-name="T77">Bit </text:span><text:span text:style-name="T88">2</text:span><text:span text:style-name="T77"> : running</text:span></text:p>
      <text:p text:style-name="P12"><text:tab/><text:tab/><text:span text:style-name="T92">Bit </text:span><text:span text:style-name="T87">7</text:span><text:span text:style-name="T92"> – Bit </text:span><text:span text:style-name="T87">3</text:span><text:span text:style-name="T92"> : </text:span><text:span text:style-name="T90">unbelegt</text:span></text:p>
      <text:p text:style-name="P12"><text:tab/><text:tab/><text:span text:style-name="T77">Bit </text:span><text:span text:style-name="T88">8</text:span><text:span text:style-name="T77"> : errdisc</text:span></text:p>
      <text:p text:style-name="P12"><text:tab/><text:tab/><text:span text:style-name="T77">Bit </text:span><text:span text:style-name="T88">9</text:span><text:span text:style-name="T77"> : errpar</text:span></text:p>
      <text:p text:style-name="P12"><text:tab/><text:tab/><text:span text:style-name="T77">Bit </text:span><text:span text:style-name="T88">10</text:span><text:span text:style-name="T77"> : erresc</text:span></text:p>
      <text:p text:style-name="P19"><text:span text:style-name="T7"><text:tab/><text:tab/></text:span><text:span text:style-name="T8">Bit </text:span><text:span text:style-name="T9">11</text:span><text:span text:style-name="T8"> : errcred</text:span></text:p>
      <text:p text:style-name="P19"><text:span text:style-name="T8"><text:tab/><text:tab/></text:span><text:span text:style-name="T11">Bit </text:span><text:span text:style-name="T10">15</text:span><text:span text:style-name="T11"> – Bit </text:span><text:span text:style-name="T10">12</text:span><text:span text:style-name="T11"> : </text:span><text:span text:style-name="T20">unbelegt</text:span></text:p>
      <text:p text:style-name="P19"><text:span text:style-name="T8"><text:tab/><text:tab/>Bit </text:span><text:span text:style-name="T9">16</text:span><text:span text:style-name="T8"> : rxhalff</text:span></text:p>
      <text:p text:style-name="P19"><text:span text:style-name="T8"><text:tab/><text:tab/>Bit </text:span><text:span text:style-name="T9">17</text:span><text:span text:style-name="T8"> : txhalff</text:span></text:p>
      <text:p text:style-name="P19"><text:span text:style-name="T8"><text:tab/><text:tab/></text:span><text:span text:style-name="T11">Bit </text:span><text:span text:style-name="T10">31</text:span><text:span text:style-name="T11"> – Bit </text:span><text:span text:style-name="T21">18</text:span><text:span text:style-name="T11">: </text:span><text:span text:style-name="T20">unbelegt</text:span></text:p>
      <text:p text:style-name="P7"/>
      <table:table table:name="Tabelle6" table:style-name="Tabelle6">
        <table:table-column table:style-name="Tabelle6.A"/>
        <table:table-column table:style-name="Tabelle6.B"/>
        <table:table-row table:style-name="TableLine94832091184128">
          <table:table-cell table:style-name="Tabelle6.A1" office:value-type="string">
            <text:p text:style-name="P54"><text:span text:style-name="T12">started</text:span></text:p>
          </table:table-cell>
          <table:table-cell table:style-name="Tabelle6.B1" office:value-type="string">
            <text:p text:style-name="P48">Zeigt an, ob der SpaceWire Link im started-Zustand ist. (Nicht verbunden, aber bereit eine Verbindung aufzunehmen)</text:p>
          </table:table-cell>
        </table:table-row>
        <table:table-row table:style-name="TableLine94832091184128">
          <table:table-cell table:style-name="Tabelle6.A2" office:value-type="string">
            <text:p text:style-name="P49">connecting</text:p>
          </table:table-cell>
          <table:table-cell table:style-name="Tabelle6.B2" office:value-type="string">
            <text:p text:style-name="P49">Zeigt an, ob der SpaceWire Link im connecting-Zustand ist. (Verbindungsaufnahme im Gange)</text:p>
          </table:table-cell>
        </table:table-row>
        <table:table-row table:style-name="TableLine94832091184128">
          <table:table-cell table:style-name="Tabelle6.A2" office:value-type="string">
            <text:p text:style-name="P53"><text:span text:style-name="T13">running</text:span></text:p>
          </table:table-cell>
          <table:table-cell table:style-name="Tabelle6.B2" office:value-type="string">
            <text:p text:style-name="P49">Zeigt an, ob der SpaceWire Link mit einem anderen Link erfolgreich verbunden und lauffähig ist.</text:p>
          </table:table-cell>
        </table:table-row>
        <table:table-row table:style-name="TableLine94832091184128">
          <table:table-cell table:style-name="Tabelle6.A2" office:value-type="string">
            <text:p text:style-name="P53"><text:span text:style-name="T13">errdisc</text:span></text:p>
          </table:table-cell>
          <table:table-cell table:style-name="Tabelle6.B2" office:value-type="string">
            <text:p text:style-name="P49">Zeigt an ob ein Disconnect entdeckt wurde. Der Link cleart diesen Fehler automatisch und versucht eine erneute Verbindungsaufnahme.</text:p>
          </table:table-cell>
        </table:table-row>
        <table:table-row table:style-name="TableLine94832091184128">
          <table:table-cell table:style-name="Tabelle6.A2" office:value-type="string">
            <text:p text:style-name="P49">errpar</text:p>
          </table:table-cell>
          <table:table-cell table:style-name="Tabelle6.B2" office:value-type="string">
            <text:p text:style-name="P49">Zeigt an ob ein Paritätsfehler während einer Datenübertragung entdeckt wurde. Der Link cleart diesen Fehler automatisch und versucht eine erneute Verbindungsaufnahme.</text:p>
          </table:table-cell>
        </table:table-row>
        <table:table-row table:style-name="TableLine94832091184128">
          <table:table-cell table:style-name="Tabelle6.A2" office:value-type="string">
            <text:p text:style-name="P49">erresc</text:p>
          </table:table-cell>
          <table:table-cell table:style-name="Tabelle6.B2" office:value-type="string">
            <text:p text:style-name="P49">Zeigt an ob ein Escape-Fehler während der Datenübertragung entdeckt wurde. Der Link cleart diesen Fehler automatisch und versucht eine erneute Verbindungsaufnahme.</text:p>
          </table:table-cell>
        </table:table-row>
        <table:table-row table:style-name="TableLine94832091184128">
          <table:table-cell table:style-name="Tabelle6.A2" office:value-type="string">
            <text:p text:style-name="P49">errcred</text:p>
          </table:table-cell>
          <table:table-cell table:style-name="Tabelle6.B2" office:value-type="string">
            <text:p text:style-name="P49">Zeigt an ob ein Credit-Fehler entdeckt wurde. Der Link cleart <text:soft-page-break/>diesen Fehler automatisch und versucht eine erneute Verbindungsaufnahme.</text:p>
          </table:table-cell>
        </table:table-row>
        <table:table-row table:style-name="TableLine94832091184128">
          <table:table-cell table:style-name="Tabelle6.A2" office:value-type="string">
            <text:p text:style-name="P49">rxhalff</text:p>
          </table:table-cell>
          <table:table-cell table:style-name="Tabelle6.B2" office:value-type="string">
            <text:p text:style-name="P53"><text:span text:style-name="T13">Zeigt an ob der interne Eingangs-FIFO des Link (nicht der RX FIFO unter 1.</text:span><text:span text:style-name="T14">2.</text:span><text:span text:style-name="T13">) zur Hälfte befüllt ist.</text:span></text:p>
          </table:table-cell>
        </table:table-row>
        <table:table-row table:style-name="TableLine94832091184128">
          <table:table-cell table:style-name="Tabelle6.A2" office:value-type="string">
            <text:p text:style-name="P49"><text:span text:style-name="T67">t</text:span>xhalff</text:p>
          </table:table-cell>
          <table:table-cell table:style-name="Tabelle6.B2" office:value-type="string">
            <text:p text:style-name="P49">Zeigt an ob der interne Ausgangs-FIFO des Link (nicht der TX FIFO unter 1.<text:span text:style-name="T78">1.</text:span>) zur Hälfte befüllt ist.</text:p>
          </table:table-cell>
        </table:table-row>
      </table:table>
      <text:p text:style-name="P11"><text:span text:style-name="T8"/></text:p>
      <text:p text:style-name="P11"><text:span text:style-name="T8"/></text:p>
      <text:p text:style-name="P14"><text:span text:style-name="T72">4. </text:span><text:span text:style-name="T70">Steuerung</text:span></text:p>
      <text:p text:style-name="P14"><text:span text:style-name="T70"/></text:p>
      <text:p text:style-name="P15"><text:span text:style-name="T70">4.1. Inbetriebnahme</text:span></text:p>
      <text:p text:style-name="P3"><text:span text:style-name="T70"><text:tab/></text:span><text:span text:style-name="T73">Um den Link in Betrieb zu nehmen sind folgende Schritte erforderlich:</text:span></text:p>
      <text:p text:style-name="P3"><text:span text:style-name="T73"><text:tab/><text:tab/></text:span><text:span text:style-name="T74">1</text:span><text:span text:style-name="T73">. Ggf. Durchführen eines globalen Resets um alle Elemente erst-zu-initialisieren.</text:span></text:p>
      <text:p text:style-name="P3"><text:span text:style-name="T73"><text:tab/><text:tab/></text:span><text:span text:style-name="T74">2</text:span><text:span text:style-name="T73">. Schreiben des Wertes 0x0000_0002 in das Link-Konfigurationsregister (1.3.1.)</text:span></text:p>
      <text:p text:style-name="P3"><text:span text:style-name="T73"><text:tab/><text:tab/></text:span><text:span text:style-name="T74">3</text:span><text:span text:style-name="T73">. Warten bis Verbindung aufgebaut ist (dies ist der Fall wenn im Status-Register <text:tab/><text:tab/>(1.3.5.) das dritte Bit 1 ist. (Leicht abzufragen mit der Bitmaske 0x0000_0004)</text:span></text:p>
      <text:p text:style-name="P3"><text:span text:style-name="T74"><text:tab/><text:tab/>4</text:span><text:span text:style-name="T73">. Ab jetzt können Daten verschickt und empfangen werden.</text:span></text:p>
      <text:p text:style-name="P3"><text:span text:style-name="T73"/></text:p>
      <text:p text:style-name="P16"><text:span text:style-name="T75">4.2. Außerbetriebnahme</text:span></text:p>
      <text:p text:style-name="P3"><text:span text:style-name="T75"><text:tab/></text:span><text:span text:style-name="T76">Um den Link zu deaktivieren oder abzuschalten genügt es, in das Link-<text:tab/>Konfigurationsregister den Wert 0x0000_0001 zu schreiben. Damit wird linkdis aktiviert, <text:tab/>welche alle anderen Einstellung innerhalb dieses Registers überschreib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4819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P2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 table:number-columns-repeated="2"/>
          <table:table-row table:style-name="TableLine94832020553344"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B1" office:value-type="string">
              <text:p text:style-name="MP1">Stefan Lindörfer, 30.08.2022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09:16:45.404139074</meta:creation-date>
    <dc:date>2022-08-30T13:06:58.479748669</dc:date>
    <meta:editing-duration>PT3H25M59S</meta:editing-duration>
    <meta:editing-cycles>66</meta:editing-cycles>
    <meta:generator>LibreOffice/6.4.7.2$Linux_X86_64 LibreOffice_project/40$Build-2</meta:generator>
    <meta:print-date>2022-08-30T12:41:46.097183604</meta:print-date>
    <meta:document-statistic meta:table-count="6" meta:image-count="0" meta:object-count="0" meta:page-count="5" meta:paragraph-count="126" meta:word-count="1305" meta:character-count="8896" meta:non-whitespace-character-count="7566"/>
  </office:meta>
</office:document-meta>
</file>